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5e55f3"/>
    </style:style>
    <style:style style:name="P2" style:family="paragraph" style:parent-style-name="Standard">
      <style:paragraph-properties fo:text-align="justify" style:justify-single-word="false"/>
      <style:text-properties officeooo:paragraph-rsid="005e55f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5f8c70" officeooo:paragraph-rsid="005f8c7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5f8c70"/>
    </style:style>
    <style:style style:name="T1" style:family="text">
      <style:text-properties officeooo:rsid="005e55f3"/>
    </style:style>
    <style:style style:name="T2" style:family="text">
      <style:text-properties officeooo:rsid="0047d77b"/>
    </style:style>
    <style:style style:name="T3" style:family="text">
      <style:text-properties officeooo:rsid="005f8c70"/>
    </style:style>
    <style:style style:name="T4" style:family="text">
      <style:text-properties fo:font-style="italic" officeooo:rsid="006267bc" style:font-style-asian="italic" style:font-style-complex="italic"/>
    </style:style>
    <style:style style:name="T5" style:family="text">
      <style:text-properties fo:font-style="normal" officeooo:rsid="006267bc" style:font-style-asian="normal" style:font-style-complex="normal"/>
    </style:style>
    <style:style style:name="T6" style:family="text">
      <style:text-properties fo:font-weight="bold" officeooo:rsid="005f8c70" style:font-weight-asian="bold" style:font-weight-complex="bold"/>
    </style:style>
    <style:style style:name="T7" style:family="text">
      <style:text-properties fo:font-weight="normal" officeooo:rsid="005f8c70" style:font-weight-asian="normal" style:font-weight-complex="normal"/>
    </style:style>
    <style:style style:name="T8" style:family="text">
      <style:text-properties officeooo:rsid="00611336"/>
    </style:style>
    <style:style style:name="T9" style:family="text">
      <style:text-properties officeooo:rsid="006267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TFS disk working in cross-platform environment</text:p>
      <text:p text:style-name="P4"><text:span text:style-name="T2"><text:tab/></text:span><text:span text:style-name="T3">Hard disks configured with MS NTFS file format will not be working properly in dual boot working environment. In Linux they could be visible as read-only. There are few ways for making them working properly [1]:</text:span></text:p>
      <text:p text:style-name="P4"><text:span text:style-name="T3">1) </text:span><text:span text:style-name="T8">temporaly </text:span><text:span text:style-name="T3">perform full shutdown of Windows 10: hold SHIFT key during clicking on “Shut down” WinMenu button, </text:span><text:span text:style-name="T9">or execute in Cmd (force quit of running applications + full shutdown + timeout):</text:span></text:p>
      <text:p text:style-name="P4"><text:tab/><text:span text:style-name="T9">#shutdown </text:span><text:span text:style-name="T5">/f <text:s/>/r /t 0</text:span></text:p>
      <text:p text:style-name="P4"><text:span text:style-name="T3">2) </text:span><text:span text:style-name="T8">pernamently </text:span><text:span text:style-name="T3">disable fast startup of Windows:</text:span></text:p>
      <text:p text:style-name="P4"><text:tab/><text:span text:style-name="T3">WinMenu-&gt;type “Control Panel”-&gt;Hardware and Sound-&gt; Power Options -&gt; Choose what the power button do-&gt; Change settings that currently are not avaiable-&gt; </text:span><text:span text:style-name="T6">disable </text:span><text:span text:style-name="T7">Turn on fast start-up(recommended)</text:span></text:p>
      <text:p text:style-name="P4"><text:span text:style-name="T3">3) </text:span><text:span text:style-name="T9">temporaly </text:span><text:span text:style-name="T3">fix device in Linux:</text:span></text:p>
      <text:p text:style-name="P4"><text:span text:style-name="T1"><text:tab/></text:span><text:span text:style-name="T3">#sudo apt-get remove ntfsprogs &amp;&amp; sudo apt-get install ntfs-3g<text:line-break/><text:tab/></text:span><text:span text:style-name="T9">#lsblk</text:span></text:p>
      <text:p text:style-name="P4"><text:span text:style-name="T1"><text:tab/></text:span><text:span text:style-name="T3">#sudo ntfsfix /dev/sdX</text:span></text:p>
      <text:p text:style-name="P4"><text:span text:style-name="T3"><text:line-break/></text:span><text:span text:style-name="T1"><text:line-break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[1</text:span><text:span text:style-name="T3">]</text:span><text:a xlink:type="simple" xlink:href="https://askubuntu.com/questions/70281/why-does-my-ntfs-partition-mount-as-read-only" text:style-name="Internet_20_link" text:visited-style-name="Visited_20_Internet_20_Link"><text:span text:style-name="T3">https://askubuntu.com/questions/70281/why-does-my-ntfs-partition-mount-as-read-only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887cm" fo:margin-right="0.5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2-28T17:25:50.263778362</meta:creation-date>
    <dc:date>2021-11-10T16:58:23.170000000</dc:date>
    <meta:editing-duration>PT12H8M50S</meta:editing-duration>
    <meta:editing-cycles>69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1" meta:word-count="132" meta:character-count="932" meta:non-whitespace-character-count="801"/>
  </office:meta>
</office:document-meta>
</file>